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
        <style:list-level-properties text:space-before="0.75in" text:min-label-width="0.25in"/>
        <style:text-properties style:font-name="Wingdings"/>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ny" style:master-page-name="MP0" style:family="paragraph">
      <style:paragraph-properties fo:break-before="page"/>
    </style:style>
    <style:style style:name="T2"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3"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4"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P5" style:parent-style-name="Normalny" style:family="paragraph">
      <style:text-properties fo:font-weight="bold" style:font-weight-asian="bold" fo:font-size="8pt" style:font-size-asian="8pt" style:font-size-complex="8pt"/>
    </style:style>
    <style:style style:name="T6"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7"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8"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9"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10"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11"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12"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13"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T14" style:parent-style-name="Domyślnaczcionkaakapitu" style:family="text">
      <style:text-properties style:font-name="Arial" style:font-name-asian="Arial" style:font-name-complex="Arial" fo:font-weight="bold" style:font-weight-asian="bold" fo:font-size="8pt" style:font-size-asian="8pt" style:font-size-complex="8pt"/>
    </style:style>
    <style:style style:name="P15" style:parent-style-name="Normalny" style:family="paragraph">
      <style:text-properties fo:font-size="8pt" style:font-size-asian="8pt" style:font-size-complex="8pt"/>
    </style:style>
    <style:style style:name="T16" style:parent-style-name="Domyślnaczcionkaakapitu" style:family="text">
      <style:text-properties style:font-name="Arial" style:font-name-asian="Arial" style:font-name-complex="Arial" fo:font-size="8pt" style:font-size-asian="8pt" style:font-size-complex="8pt"/>
    </style:style>
    <style:style style:name="P17" style:parent-style-name="Normalny" style:family="paragraph">
      <style:text-properties fo:font-size="8pt" style:font-size-asian="8pt" style:font-size-complex="8pt"/>
    </style:style>
    <style:style style:name="T18" style:parent-style-name="Domyślnaczcionkaakapitu" style:family="text">
      <style:text-properties fo:font-size="8pt" style:font-size-asian="8pt" style:font-size-complex="8pt"/>
    </style:style>
    <style:style style:name="T19" style:parent-style-name="Hiperłącze" style:family="text">
      <style:text-properties style:font-weight-complex="bold" style:use-window-font-color="true" fo:font-size="8pt" style:font-size-asian="8pt" style:font-size-complex="8pt" style:text-underline-type="none"/>
    </style:style>
    <style:style style:name="T20" style:parent-style-name="Domyślnaczcionkaakapitu" style:family="text">
      <style:text-properties fo:font-size="8pt" style:font-size-asian="8pt" style:font-size-complex="8pt"/>
    </style:style>
    <style:style style:name="P21" style:parent-style-name="Normalny" style:family="paragraph">
      <style:paragraph-properties fo:margin-left="0.4916in">
        <style:tab-stops/>
      </style:paragraph-properties>
      <style:text-properties fo:font-size="8pt" style:font-size-asian="8pt" style:font-size-complex="8pt"/>
    </style:style>
    <style:style style:name="P22" style:parent-style-name="Normalny" style:family="paragraph">
      <style:text-properties fo:font-size="8pt" style:font-size-asian="8pt" style:font-size-complex="8pt"/>
    </style:style>
    <style:style style:name="P23" style:parent-style-name="Normalny" style:family="paragraph">
      <style:paragraph-properties fo:margin-left="0.5in">
        <style:tab-stops/>
      </style:paragraph-properties>
      <style:text-properties fo:font-size="8pt" style:font-size-asian="8pt" style:font-size-complex="8pt"/>
    </style:style>
    <style:style style:name="P24" style:parent-style-name="Normalny" style:family="paragraph">
      <style:paragraph-properties fo:margin-left="0.5in">
        <style:tab-stops/>
      </style:paragraph-properties>
      <style:text-properties fo:font-size="8pt" style:font-size-asian="8pt" style:font-size-complex="8pt"/>
    </style:style>
    <style:style style:name="P25" style:parent-style-name="Normalny" style:family="paragraph">
      <style:paragraph-properties fo:margin-left="0.5in">
        <style:tab-stops/>
      </style:paragraph-properties>
      <style:text-properties fo:font-size="8pt" style:font-size-asian="8pt" style:font-size-complex="8pt"/>
    </style:style>
    <style:style style:name="P26" style:parent-style-name="Normalny" style:family="paragraph">
      <style:text-properties fo:font-size="8pt" style:font-size-asian="8pt" style:font-size-complex="8pt"/>
    </style:style>
    <style:style style:name="P27" style:parent-style-name="Normalny" style:family="paragraph">
      <style:paragraph-properties fo:margin-left="0.5in">
        <style:tab-stops/>
      </style:paragraph-properties>
      <style:text-properties fo:font-size="8pt" style:font-size-asian="8pt" style:font-size-complex="8pt"/>
    </style:style>
    <style:style style:name="P28" style:parent-style-name="Normalny" style:family="paragraph">
      <style:paragraph-properties fo:margin-left="0.5in">
        <style:tab-stops/>
      </style:paragraph-properties>
      <style:text-properties fo:font-size="8pt" style:font-size-asian="8pt" style:font-size-complex="8pt"/>
    </style:style>
    <style:style style:name="P29" style:parent-style-name="Normalny" style:family="paragraph">
      <style:paragraph-properties fo:margin-left="0.5in">
        <style:tab-stops/>
      </style:paragraph-properties>
      <style:text-properties fo:font-size="8pt" style:font-size-asian="8pt" style:font-size-complex="8pt"/>
    </style:style>
    <style:style style:name="P30" style:parent-style-name="Normalny" style:family="paragraph">
      <style:paragraph-properties fo:margin-left="0.5in">
        <style:tab-stops/>
      </style:paragraph-properties>
      <style:text-properties fo:font-size="8pt" style:font-size-asian="8pt" style:font-size-complex="8pt"/>
    </style:style>
    <style:style style:name="P31" style:parent-style-name="Normalny" style:family="paragraph">
      <style:text-properties fo:font-size="8pt" style:font-size-asian="8pt" style:font-size-complex="8pt"/>
    </style:style>
    <style:style style:name="P32" style:parent-style-name="Normalny" style:family="paragraph">
      <style:text-properties fo:font-size="8pt" style:font-size-asian="8pt" style:font-size-complex="8pt"/>
    </style:style>
    <style:style style:name="P33" style:parent-style-name="Normalny" style:family="paragraph">
      <style:text-properties fo:font-size="8pt" style:font-size-asian="8pt" style:font-size-complex="8pt"/>
    </style:style>
    <style:style style:name="P34" style:parent-style-name="Normalny" style:family="paragraph">
      <style:text-properties fo:font-size="8pt" style:font-size-asian="8pt" style:font-size-complex="8pt"/>
    </style:style>
    <style:style style:name="P35" style:parent-style-name="Normalny" style:family="paragraph">
      <style:text-properties fo:font-size="8pt" style:font-size-asian="8pt" style:font-size-complex="8pt"/>
    </style:style>
    <style:style style:name="P36" style:parent-style-name="Normalny" style:family="paragraph">
      <style:text-properties fo:font-size="8pt" style:font-size-asian="8pt" style:font-size-complex="8pt"/>
    </style:style>
    <style:style style:name="P37" style:parent-style-name="Normalny" style:family="paragraph">
      <style:text-properties fo:font-size="8pt" style:font-size-asian="8pt" style:font-size-complex="8pt"/>
    </style:style>
    <style:style style:name="P38" style:parent-style-name="Normalny" style:list-style-name="LFO3" style:family="paragraph">
      <style:text-properties fo:font-size="8pt" style:font-size-asian="8pt" style:font-size-complex="8pt"/>
    </style:style>
    <style:style style:name="P39" style:parent-style-name="Normalny" style:list-style-name="LFO3" style:family="paragraph">
      <style:text-properties fo:font-size="8pt" style:font-size-asian="8pt" style:font-size-complex="8pt"/>
    </style:style>
    <style:style style:name="P40" style:parent-style-name="Normalny" style:list-style-name="LFO3" style:family="paragraph">
      <style:text-properties fo:font-size="8pt" style:font-size-asian="8pt" style:font-size-complex="8pt"/>
    </style:style>
    <style:style style:name="P41" style:parent-style-name="Normalny" style:list-style-name="LFO3" style:family="paragraph">
      <style:text-properties fo:font-size="8pt" style:font-size-asian="8pt" style:font-size-complex="8pt"/>
    </style:style>
    <style:style style:name="P42" style:parent-style-name="Normalny" style:list-style-name="LFO3" style:family="paragraph">
      <style:text-properties fo:font-size="8pt" style:font-size-asian="8pt" style:font-size-complex="8pt"/>
    </style:style>
    <style:style style:name="P43" style:parent-style-name="Normalny" style:list-style-name="LFO3" style:family="paragraph">
      <style:text-properties fo:font-size="8pt" style:font-size-asian="8pt" style:font-size-complex="8pt"/>
    </style:style>
    <style:style style:name="P44" style:parent-style-name="Normalny" style:family="paragraph">
      <style:text-properties fo:font-size="8pt" style:font-size-asian="8pt" style:font-size-complex="8pt"/>
    </style:style>
    <style:style style:name="TableColumn46" style:family="table-column">
      <style:table-column-properties style:column-width="6.3972in"/>
    </style:style>
    <style:style style:name="Table45" style:family="table">
      <style:table-properties style:width="6.3972in" fo:margin-left="0in" table:align="center"/>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ny" style:family="paragraph">
      <style:paragraph-properties fo:widows="2" fo:orphans="2" style:punctuation-wrap="hanging" style:text-autospace="ideograph-alpha" style:line-height-at-least="0.233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Domyślnaczcionkaakapitu" style:family="text">
      <style:text-properties style:font-name="Courier New" style:font-name-asian="Times New Roman" style:font-name-complex="Courier New" fo:font-style="italic" style:font-style-asian="italic" style:font-style-complex="italic" fo:color="#8F5902" style:letter-kerning="false" fo:font-size="8pt" style:font-size-asian="8pt" style:font-size-complex="8pt" fo:language="en" fo:country="US"/>
    </style:style>
    <style:style style:name="P51" style:parent-style-name="Normalny" style:family="paragraph">
      <style:paragraph-properties fo:widows="2" fo:orphans="2" style:punctuation-wrap="hanging" style:text-autospace="ideograph-alpha" style:line-height-at-least="0.233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Domyślnaczcionkaakapitu" style:family="text">
      <style:text-properties style:font-name="Courier New" style:font-name-asian="Times New Roman" style:font-name-complex="Courier New" fo:font-style="italic" style:font-style-asian="italic" style:font-style-complex="italic" fo:color="#8F5902" style:letter-kerning="false" fo:font-size="8pt" style:font-size-asian="8pt" style:font-size-complex="8pt" fo:language="en" fo:country="US"/>
    </style:style>
    <style:style style:name="P53" style:parent-style-name="Normalny" style:family="paragraph">
      <style:paragraph-properties fo:widows="2" fo:orphans="2" style:punctuation-wrap="hanging" style:text-autospace="ideograph-alpha" style:line-height-at-least="0.233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Domyślnaczcionkaakapitu" style:family="text">
      <style:text-properties style:font-name="Courier New" style:font-name-asian="Times New Roman" style:font-name-complex="Courier New" fo:font-style="italic" style:font-style-asian="italic" style:font-style-complex="italic" fo:color="#8F5902" style:letter-kerning="false" fo:font-size="8pt" style:font-size-asian="8pt" style:font-size-complex="8pt" fo:language="en" fo:country="US"/>
    </style:style>
    <style:style style:name="P55" style:parent-style-name="Normalny" style:family="paragraph">
      <style:paragraph-properties fo:widows="2" fo:orphans="2" style:punctuation-wrap="hanging" style:text-autospace="ideograph-alpha" style:line-height-at-least="0.233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 style:parent-style-name="Domyślnaczcionkaakapitu" style:family="text">
      <style:text-properties style:font-name="Courier New" style:font-name-asian="Times New Roman" style:font-name-complex="Courier New" fo:font-style="italic" style:font-style-asian="italic" style:font-style-complex="italic" fo:color="#8F5902" style:letter-kerning="false" fo:font-size="8pt" style:font-size-asian="8pt" style:font-size-complex="8pt" fo:language="en" fo:country="US"/>
    </style:style>
    <style:style style:name="P57" style:parent-style-name="Normalny" style:family="paragraph">
      <style:paragraph-properties fo:widows="2" fo:orphans="2" style:punctuation-wrap="hanging" style:text-autospace="ideograph-alpha" style:line-height-at-least="0.233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Domyślnaczcionkaakapitu" style:family="text">
      <style:text-properties style:font-name="Courier New" style:font-name-asian="Times New Roman" style:font-name-complex="Courier New" fo:font-style="italic" style:font-style-asian="italic" style:font-style-complex="italic" fo:color="#8F5902" style:letter-kerning="false" fo:font-size="8pt" style:font-size-asian="8pt" style:font-size-complex="8pt" fo:language="en" fo:country="US"/>
    </style:style>
    <style:style style:name="P59" style:parent-style-name="Normalny" style:family="paragraph">
      <style:paragraph-properties fo:widows="2" fo:orphans="2" style:punctuation-wrap="hanging" style:text-autospace="ideograph-alpha" style:line-height-at-least="0.233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Domyślnaczcionkaakapitu" style:family="text">
      <style:text-properties style:font-name="Courier New" style:font-name-asian="Times New Roman" style:font-name-complex="Courier New" fo:font-style="italic" style:font-style-asian="italic" style:font-style-complex="italic" fo:color="#8F5902" style:letter-kerning="false" fo:font-size="8pt" style:font-size-asian="8pt" style:font-size-complex="8pt" fo:language="en" fo:country="US"/>
    </style:style>
    <style:style style:name="P61" style:parent-style-name="Normalny" style:family="paragraph">
      <style:paragraph-properties fo:widows="2" fo:orphans="2" style:punctuation-wrap="hanging" style:text-autospace="ideograph-alpha" style:line-height-at-least="0.233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62"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6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6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6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67"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6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7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7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72"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7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7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7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7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77"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7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7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8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8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82"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8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84"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8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8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8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89"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9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9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9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9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94"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9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96"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9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9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0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01"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102"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10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0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0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07"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09"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11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1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12"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1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1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1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16"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11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18"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11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2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2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23" style:parent-style-name="Domyślnaczcionkaakapitu" style:family="text">
      <style:text-properties style:font-name="Courier New" style:font-name-asian="Times New Roman" style:font-name-complex="Courier New" fo:color="#000000" style:letter-kerning="false" fo:font-size="8pt" style:font-size-asian="8pt" style:font-size-complex="8pt"/>
    </style:style>
    <style:style style:name="T12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style:style>
    <style:style style:name="T125" style:parent-style-name="Domyślnaczcionkaakapitu" style:family="text">
      <style:text-properties style:font-name="Courier New" style:font-name-asian="Times New Roman" style:font-name-complex="Courier New" fo:color="#4E9A06" style:letter-kerning="false" fo:font-size="8pt" style:font-size-asian="8pt" style:font-size-complex="8pt"/>
    </style:style>
    <style:style style:name="T12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style:style>
    <style:style style:name="P127"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8" style:parent-style-name="Domyślnaczcionkaakapitu" style:family="text">
      <style:text-properties style:font-name="Courier New" style:font-name-asian="Times New Roman" style:font-name-complex="Courier New" fo:color="#000000" style:letter-kerning="false" fo:font-size="8pt" style:font-size-asian="8pt" style:font-size-complex="8pt"/>
    </style:style>
    <style:style style:name="T129"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13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3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32"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3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3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3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36"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13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38"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13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4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4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4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4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45" style:parent-style-name="Domyślnaczcionkaakapitu" style:family="text">
      <style:text-properties style:font-name="Courier New" style:font-name-asian="Times New Roman" style:font-name-complex="Courier New" fo:color="#4E9A06" style:letter-kerning="false" fo:font-size="8pt" style:font-size-asian="8pt" style:font-size-complex="8pt" fo:language="en" fo:country="US"/>
    </style:style>
    <style:style style:name="T14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47"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148"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50"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15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5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5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54"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15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5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5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5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59"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16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61"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162"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16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64"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6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6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6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69" style:parent-style-name="Domyślnaczcionkaakapitu" style:family="text">
      <style:text-properties style:font-name="Courier New" style:font-name-asian="Times New Roman" style:font-name-complex="Courier New" fo:color="#4E9A06" style:letter-kerning="false" fo:font-size="8pt" style:font-size-asian="8pt" style:font-size-complex="8pt" fo:language="en" fo:country="US"/>
    </style:style>
    <style:style style:name="T17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71"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7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7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75"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17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7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78"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8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81"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182"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8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8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85"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18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87"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18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8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9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9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9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9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9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19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197"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19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19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0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0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0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0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0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0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07"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20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20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21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1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1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14"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21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1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1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18"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21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2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2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2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2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24"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22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2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2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2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2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30"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23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3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3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3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35"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23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37"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23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23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4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4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4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4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4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46" style:parent-style-name="Domyślnaczcionkaakapitu" style:family="text">
      <style:text-properties style:font-name="Courier New" style:font-name-asian="Times New Roman" style:font-name-complex="Courier New" fo:color="#4E9A06" style:letter-kerning="false" fo:font-size="8pt" style:font-size-asian="8pt" style:font-size-complex="8pt" fo:language="en" fo:country="US"/>
    </style:style>
    <style:style style:name="T24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248"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24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5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5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53"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25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55"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25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5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58"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25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6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6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6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6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6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65" style:parent-style-name="Domyślnaczcionkaakapitu" style:family="text">
      <style:text-properties style:font-name="Courier New" style:font-name-asian="Times New Roman" style:font-name-complex="Courier New" fo:color="#4E9A06" style:letter-kerning="false" fo:font-size="8pt" style:font-size-asian="8pt" style:font-size-complex="8pt" fo:language="en" fo:country="US"/>
    </style:style>
    <style:style style:name="T26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267"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268"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7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7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72"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27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7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7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76"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27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78" style:parent-style-name="Domyślnaczcionkaakapitu" style:family="text">
      <style:text-properties style:font-name="Courier New" style:font-name-asian="Times New Roman" style:font-name-complex="Courier New" fo:color="#204A87" style:letter-kerning="false" fo:font-size="8pt" style:font-size-asian="8pt" style:font-size-complex="8pt" fo:language="en" fo:country="US"/>
    </style:style>
    <style:style style:name="T27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28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8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8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8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85"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28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8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8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8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9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91"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292"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9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94" style:parent-style-name="Domyślnaczcionkaakapitu" style:family="text">
      <style:text-properties style:font-name="Courier New" style:font-name-asian="Times New Roman" style:font-name-complex="Courier New" fo:color="#4E9A06" style:letter-kerning="false" fo:font-size="8pt" style:font-size-asian="8pt" style:font-size-complex="8pt" fo:language="en" fo:country="US"/>
    </style:style>
    <style:style style:name="T29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9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297"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29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29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00"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30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02"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30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304"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0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0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0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0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1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1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12" style:parent-style-name="Domyślnaczcionkaakapitu" style:family="text">
      <style:text-properties style:font-name="Courier New" style:font-name-asian="Times New Roman" style:font-name-complex="Courier New" fo:color="#4E9A06" style:letter-kerning="false" fo:font-size="8pt" style:font-size-asian="8pt" style:font-size-complex="8pt" fo:language="en" fo:country="US"/>
    </style:style>
    <style:style style:name="T31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314"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1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1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1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1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20"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32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22"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323"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2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2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2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28"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32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3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3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3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3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3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35"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33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3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3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3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4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4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4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43"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34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45" style:parent-style-name="Domyślnaczcionkaakapitu" style:family="text">
      <style:text-properties style:font-name="Courier New" style:font-name-asian="Times New Roman" style:font-name-complex="Courier New" fo:color="#204A87" style:letter-kerning="false" fo:font-size="8pt" style:font-size-asian="8pt" style:font-size-complex="8pt" fo:language="en" fo:country="US"/>
    </style:style>
    <style:style style:name="T34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347"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4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5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5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5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5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5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5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56"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35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5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5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6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6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62"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36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6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6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366"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6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6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7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371"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372"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7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7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7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7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7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7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38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381"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8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8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8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8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8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8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89"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39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391"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9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9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9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9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9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39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399"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40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401"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0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0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0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06"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40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0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40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1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1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1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1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1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1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17"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41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41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2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2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2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2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2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2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27"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42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42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43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3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3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34" style:parent-style-name="Domyślnaczcionkaakapitu" style:family="text">
      <style:text-properties style:font-name="Courier New" style:font-name-asian="Times New Roman" style:font-name-complex="Courier New" fo:color="#000000" style:letter-kerning="false" fo:font-size="8pt" style:font-size-asian="8pt" style:font-size-complex="8pt"/>
    </style:style>
    <style:style style:name="T43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style:style>
    <style:style style:name="T436" style:parent-style-name="Domyślnaczcionkaakapitu" style:family="text">
      <style:text-properties style:font-name="Courier New" style:font-name-asian="Times New Roman" style:font-name-complex="Courier New" fo:color="#4E9A06" style:letter-kerning="false" fo:font-size="8pt" style:font-size-asian="8pt" style:font-size-complex="8pt"/>
    </style:style>
    <style:style style:name="T43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style:style>
    <style:style style:name="T438" style:parent-style-name="Domyślnaczcionkaakapitu" style:family="text">
      <style:text-properties style:font-name="Courier New" style:font-name-asian="Times New Roman" style:font-name-complex="Courier New" fo:color="#000000" style:letter-kerning="false" fo:font-size="8pt" style:font-size-asian="8pt" style:font-size-complex="8pt"/>
    </style:style>
    <style:style style:name="T439" style:parent-style-name="Domyślnaczcionkaakapitu" style:family="text">
      <style:text-properties style:font-name="Courier New" style:font-name-asian="Times New Roman" style:font-name-complex="Courier New" fo:color="#000000" style:letter-kerning="false" fo:font-size="8pt" style:font-size-asian="8pt" style:font-size-complex="8pt"/>
    </style:style>
    <style:style style:name="P44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1" style:parent-style-name="Domyślnaczcionkaakapitu" style:family="text">
      <style:text-properties style:font-name="Courier New" style:font-name-asian="Times New Roman" style:font-name-complex="Courier New" fo:color="#000000" style:letter-kerning="false" fo:font-size="8pt" style:font-size-asian="8pt" style:font-size-complex="8pt"/>
    </style:style>
    <style:style style:name="T442" style:parent-style-name="Domyślnaczcionkaakapitu" style:family="text">
      <style:text-properties style:font-name="Courier New" style:font-name-asian="Times New Roman" style:font-name-complex="Courier New" fo:color="#000000" style:letter-kerning="false" fo:font-size="8pt" style:font-size-asian="8pt" style:font-size-complex="8pt"/>
    </style:style>
    <style:style style:name="T443" style:parent-style-name="Domyślnaczcionkaakapitu" style:family="text">
      <style:text-properties style:font-name="Courier New" style:font-name-asian="Times New Roman" style:font-name-complex="Courier New" fo:color="#000000" style:letter-kerning="false" fo:font-size="8pt" style:font-size-asian="8pt" style:font-size-complex="8pt"/>
    </style:style>
    <style:style style:name="T44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4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46" style:parent-style-name="Domyślnaczcionkaakapitu" style:family="text">
      <style:text-properties style:font-name="Courier New" style:font-name-asian="Times New Roman" style:font-name-complex="Courier New" fo:color="#4E9A06" style:letter-kerning="false" fo:font-size="8pt" style:font-size-asian="8pt" style:font-size-complex="8pt" fo:language="en" fo:country="US"/>
    </style:style>
    <style:style style:name="T44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4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4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5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451"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452"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5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5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56"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45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5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5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6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6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62"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46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6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6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6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6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68"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46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7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7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7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73"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47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75"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47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7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7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47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8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8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8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8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8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86" style:parent-style-name="Domyślnaczcionkaakapitu" style:family="text">
      <style:text-properties style:font-name="Courier New" style:font-name-asian="Times New Roman" style:font-name-complex="Courier New" fo:color="#4E9A06" style:letter-kerning="false" fo:font-size="8pt" style:font-size-asian="8pt" style:font-size-complex="8pt" fo:language="en" fo:country="US"/>
    </style:style>
    <style:style style:name="T48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488"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489"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9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9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93"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49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9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9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9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49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499"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500"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0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0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0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0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05"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50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0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08"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0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10" style:parent-style-name="Domyślnaczcionkaakapitu" style:family="text">
      <style:text-properties style:font-name="Courier New" style:font-name-asian="Times New Roman" style:font-name-complex="Courier New" fo:font-weight="bold" style:font-weight-asian="bold" style:font-weight-complex="bold" fo:color="#CE5C00" style:letter-kerning="false" fo:font-size="8pt" style:font-size-asian="8pt" style:font-size-complex="8pt" fo:language="en" fo:country="US"/>
    </style:style>
    <style:style style:name="T51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12"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51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514"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1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17"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1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1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20"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521"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2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2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24"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2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2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2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28"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2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30"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P531"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532"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3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3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3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3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38" style:parent-style-name="Domyślnaczcionkaakapitu" style:family="text">
      <style:text-properties style:font-name="Courier New" style:font-name-asian="Times New Roman" style:font-name-complex="Courier New" fo:color="#204A87" style:letter-kerning="false" fo:font-size="8pt" style:font-size-asian="8pt" style:font-size-complex="8pt" fo:language="en" fo:country="US"/>
    </style:style>
    <style:style style:name="T53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54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4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4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4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4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4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4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48"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54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55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5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53"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54"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5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56"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57"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T558"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559"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560"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62"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6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564"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5"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66"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567"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8pt" style:font-size-asian="8pt" style:font-size-complex="8pt" fo:language="en" fo:country="US" fo:hyphenate="true"/>
    </style:style>
    <style:style style:name="P568"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9"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70" style:parent-style-name="Domyślnaczcionkaakapitu" style:family="text">
      <style:text-properties style:font-name="Courier New" style:font-name-asian="Times New Roman" style:font-name-complex="Courier New" fo:font-weight="bold" style:font-weight-asian="bold" style:font-weight-complex="bold" fo:color="#204A87" style:letter-kerning="false" fo:font-size="8pt" style:font-size-asian="8pt" style:font-size-complex="8pt" fo:language="en" fo:country="US"/>
    </style:style>
    <style:style style:name="T571" style:parent-style-name="Domyślnaczcionkaakapitu" style:family="text">
      <style:text-properties style:font-name="Courier New" style:font-name-asian="Times New Roman" style:font-name-complex="Courier New" fo:color="#000000" style:letter-kerning="false" fo:font-size="8pt" style:font-size-asian="8pt" style:font-size-complex="8pt" fo:language="en" fo:country="US"/>
    </style:style>
    <style:style style:name="T572" style:parent-style-name="Domyślnaczcionkaakapitu" style:family="text">
      <style:text-properties style:font-name="Courier New" style:font-name-asian="Times New Roman" style:font-name-complex="Courier New" fo:font-weight="bold" style:font-weight-asian="bold" style:font-weight-complex="bold" fo:color="#0000CF" style:letter-kerning="false" fo:font-size="8pt" style:font-size-asian="8pt" style:font-size-complex="8pt" fo:language="en" fo:country="US"/>
    </style:style>
    <style:style style:name="T573"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fo:language="en" fo:country="US"/>
    </style:style>
    <style:style style:name="P574" style:parent-style-name="Normalny" style:family="paragraph">
      <style:paragraph-properties fo:widows="2" fo:orphans="2" style:punctuation-wrap="hanging"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5" style:parent-style-name="Domyślnaczcionkaakapitu" style:family="text">
      <style:text-properties style:font-name="Courier New" style:font-name-asian="Times New Roman" style:font-name-complex="Courier New" fo:font-weight="bold" style:font-weight-asian="bold" style:font-weight-complex="bold" fo:color="#000000" style:letter-kerning="false" fo:font-size="8pt" style:font-size-asian="8pt" style:font-size-complex="8pt"/>
    </style:style>
    <style:style style:name="P576" style:parent-style-name="Normalny" style:family="paragraph">
      <style:text-properties fo:font-size="8pt" style:font-size-asian="8pt" style:font-size-complex="8pt"/>
    </style:style>
    <style:style style:name="P577" style:parent-style-name="Normalny" style:family="paragraph">
      <style:text-properties fo:font-size="8pt" style:font-size-asian="8pt" style:font-size-complex="8pt"/>
    </style:style>
    <style:style style:name="TableColumn579" style:family="table-column">
      <style:table-column-properties style:column-width="6.3972in"/>
    </style:style>
    <style:style style:name="Table578" style:family="table">
      <style:table-properties style:width="6.3972in" fo:margin-left="0in" table:align="center"/>
    </style:style>
    <style:style style:name="TableRow580" style:family="table-row">
      <style:table-row-properties/>
    </style:style>
    <style:style style:name="TableCell581" style:family="table-cell">
      <style:table-cell-properties fo:border="0.0069in solid #000000" fo:padding-top="0in" fo:padding-left="0.075in" fo:padding-bottom="0in" fo:padding-right="0.075in"/>
    </style:style>
    <style:style style:name="P582" style:parent-style-name="Standard" style:family="paragraph">
      <style:text-properties fo:font-size="8pt" style:font-size-asian="8pt" style:font-size-complex="8pt" fo:language="pl" fo:country="PL"/>
    </style:style>
    <style:style style:name="P583" style:parent-style-name="Standard" style:family="paragraph">
      <style:text-properties fo:font-size="8pt" style:font-size-asian="8pt" style:font-size-complex="8pt" fo:language="pl" fo:country="PL"/>
    </style:style>
    <style:style style:name="P584" style:parent-style-name="Standard" style:family="paragraph">
      <style:text-properties fo:font-size="8pt" style:font-size-asian="8pt" style:font-size-complex="8pt" fo:language="pl" fo:country="PL"/>
    </style:style>
    <style:style style:name="P585" style:parent-style-name="Standard" style:family="paragraph">
      <style:text-properties fo:font-size="8pt" style:font-size-asian="8pt" style:font-size-complex="8pt" fo:language="pl" fo:country="PL"/>
    </style:style>
    <style:style style:name="P586" style:parent-style-name="Standard" style:family="paragraph">
      <style:text-properties fo:font-size="8pt" style:font-size-asian="8pt" style:font-size-complex="8pt" fo:language="pl" fo:country="PL"/>
    </style:style>
    <style:style style:name="P587" style:parent-style-name="Standard" style:family="paragraph">
      <style:text-properties fo:font-size="8pt" style:font-size-asian="8pt" style:font-size-complex="8pt"/>
    </style:style>
    <style:style style:name="P588" style:parent-style-name="Standard" style:family="paragraph">
      <style:text-properties fo:font-size="8pt" style:font-size-asian="8pt" style:font-size-complex="8pt"/>
    </style:style>
    <style:style style:name="P589" style:parent-style-name="Standard" style:family="paragraph">
      <style:text-properties fo:font-size="8pt" style:font-size-asian="8pt" style:font-size-complex="8pt"/>
    </style:style>
    <style:style style:name="P590" style:parent-style-name="Standard" style:family="paragraph">
      <style:text-properties fo:font-size="8pt" style:font-size-asian="8pt" style:font-size-complex="8pt"/>
    </style:style>
    <style:style style:name="P591" style:parent-style-name="Standard" style:family="paragraph">
      <style:text-properties fo:font-size="8pt" style:font-size-asian="8pt" style:font-size-complex="8pt"/>
    </style:style>
    <style:style style:name="P592" style:parent-style-name="Standard" style:family="paragraph">
      <style:text-properties fo:font-size="8pt" style:font-size-asian="8pt" style:font-size-complex="8pt" fo:language="pl" fo:country="PL"/>
    </style:style>
    <style:style style:name="P593" style:parent-style-name="Standard" style:family="paragraph">
      <style:text-properties fo:font-size="8pt" style:font-size-asian="8pt" style:font-size-complex="8pt" fo:language="pl" fo:country="PL"/>
    </style:style>
    <style:style style:name="P594" style:parent-style-name="Standard" style:family="paragraph">
      <style:text-properties fo:font-size="8pt" style:font-size-asian="8pt" style:font-size-complex="8pt"/>
    </style:style>
    <style:style style:name="P595" style:parent-style-name="Standard" style:family="paragraph">
      <style:text-properties fo:font-size="8pt" style:font-size-asian="8pt" style:font-size-complex="8pt"/>
    </style:style>
    <style:style style:name="P596" style:parent-style-name="Standard" style:family="paragraph">
      <style:text-properties fo:font-size="8pt" style:font-size-asian="8pt" style:font-size-complex="8pt"/>
    </style:style>
    <style:style style:name="P597" style:parent-style-name="Standard" style:family="paragraph">
      <style:text-properties fo:font-size="8pt" style:font-size-asian="8pt" style:font-size-complex="8pt"/>
    </style:style>
    <style:style style:name="P598" style:parent-style-name="Standard" style:family="paragraph">
      <style:text-properties fo:font-size="8pt" style:font-size-asian="8pt" style:font-size-complex="8pt"/>
    </style:style>
    <style:style style:name="P599" style:parent-style-name="Standard" style:family="paragraph">
      <style:text-properties fo:font-size="8pt" style:font-size-asian="8pt" style:font-size-complex="8pt"/>
    </style:style>
    <style:style style:name="P600" style:parent-style-name="Standard" style:family="paragraph">
      <style:text-properties fo:font-size="8pt" style:font-size-asian="8pt" style:font-size-complex="8pt"/>
    </style:style>
    <style:style style:name="P601" style:parent-style-name="Standard" style:family="paragraph">
      <style:text-properties fo:font-size="8pt" style:font-size-asian="8pt" style:font-size-complex="8pt"/>
    </style:style>
    <style:style style:name="P602" style:parent-style-name="Standard" style:family="paragraph">
      <style:text-properties fo:font-size="8pt" style:font-size-asian="8pt" style:font-size-complex="8pt"/>
    </style:style>
    <style:style style:name="P603" style:parent-style-name="Standard" style:family="paragraph">
      <style:text-properties fo:font-size="8pt" style:font-size-asian="8pt" style:font-size-complex="8pt"/>
    </style:style>
    <style:style style:name="P604" style:parent-style-name="Standard" style:family="paragraph">
      <style:text-properties fo:font-size="8pt" style:font-size-asian="8pt" style:font-size-complex="8pt"/>
    </style:style>
    <style:style style:name="P605" style:parent-style-name="Standard" style:family="paragraph">
      <style:text-properties fo:font-size="8pt" style:font-size-asian="8pt" style:font-size-complex="8pt"/>
    </style:style>
    <style:style style:name="P606" style:parent-style-name="Standard" style:family="paragraph">
      <style:text-properties fo:font-size="8pt" style:font-size-asian="8pt" style:font-size-complex="8pt"/>
    </style:style>
    <style:style style:name="T607" style:parent-style-name="Domyślnaczcionkaakapitu" style:family="text">
      <style:text-properties fo:font-size="8pt" style:font-size-asian="8pt" style:font-size-complex="8pt"/>
    </style:style>
    <style:style style:name="T608" style:parent-style-name="Domyślnaczcionkaakapitu" style:family="text">
      <style:text-properties fo:font-size="8pt" style:font-size-asian="8pt" style:font-size-complex="8pt"/>
    </style:style>
    <style:style style:name="T609" style:parent-style-name="Domyślnaczcionkaakapitu" style:family="text">
      <style:text-properties fo:font-size="8pt" style:font-size-asian="8pt" style:font-size-complex="8pt" fo:language="pl" fo:country="PL"/>
    </style:style>
    <style:style style:name="T610" style:parent-style-name="Domyślnaczcionkaakapitu" style:family="text">
      <style:text-properties fo:font-size="8pt" style:font-size-asian="8pt" style:font-size-complex="8pt" fo:language="pl" fo:country="PL"/>
    </style:style>
    <style:style style:name="T611" style:parent-style-name="Domyślnaczcionkaakapitu" style:family="text">
      <style:text-properties fo:font-size="8pt" style:font-size-asian="8pt" style:font-size-complex="8pt"/>
    </style:style>
    <style:style style:name="P612" style:parent-style-name="Standard" style:family="paragraph">
      <style:text-properties fo:font-size="8pt" style:font-size-asian="8pt" style:font-size-complex="8pt"/>
    </style:style>
    <style:style style:name="P613" style:parent-style-name="Standard" style:family="paragraph">
      <style:text-properties fo:font-size="8pt" style:font-size-asian="8pt" style:font-size-complex="8pt"/>
    </style:style>
    <style:style style:name="P614" style:parent-style-name="Standard" style:family="paragraph">
      <style:text-properties fo:font-size="8pt" style:font-size-asian="8pt" style:font-size-complex="8pt"/>
    </style:style>
    <style:style style:name="P615" style:parent-style-name="Standard" style:family="paragraph">
      <style:text-properties fo:font-size="8pt" style:font-size-asian="8pt" style:font-size-complex="8pt"/>
    </style:style>
    <style:style style:name="P616" style:parent-style-name="Standard" style:family="paragraph">
      <style:text-properties fo:font-size="8pt" style:font-size-asian="8pt" style:font-size-complex="8pt"/>
    </style:style>
    <style:style style:name="P617" style:parent-style-name="Standard" style:family="paragraph">
      <style:text-properties fo:font-size="8pt" style:font-size-asian="8pt" style:font-size-complex="8pt"/>
    </style:style>
    <style:style style:name="P618" style:parent-style-name="Standard" style:family="paragraph">
      <style:text-properties fo:font-size="8pt" style:font-size-asian="8pt" style:font-size-complex="8pt"/>
    </style:style>
    <style:style style:name="P619" style:parent-style-name="Standard" style:family="paragraph">
      <style:text-properties fo:font-size="8pt" style:font-size-asian="8pt" style:font-size-complex="8pt"/>
    </style:style>
    <style:style style:name="P620" style:parent-style-name="Standard" style:family="paragraph">
      <style:text-properties fo:font-size="8pt" style:font-size-asian="8pt" style:font-size-complex="8pt"/>
    </style:style>
    <style:style style:name="P621" style:parent-style-name="Standard" style:family="paragraph">
      <style:text-properties fo:font-size="8pt" style:font-size-asian="8pt" style:font-size-complex="8pt"/>
    </style:style>
    <style:style style:name="P622" style:parent-style-name="Standard" style:family="paragraph">
      <style:text-properties fo:font-size="8pt" style:font-size-asian="8pt" style:font-size-complex="8pt"/>
    </style:style>
    <style:style style:name="P623" style:parent-style-name="Standard" style:family="paragraph">
      <style:text-properties fo:font-size="8pt" style:font-size-asian="8pt" style:font-size-complex="8pt"/>
    </style:style>
    <style:style style:name="P624" style:parent-style-name="Standard" style:family="paragraph">
      <style:text-properties fo:font-size="8pt" style:font-size-asian="8pt" style:font-size-complex="8pt"/>
    </style:style>
    <style:style style:name="P625" style:parent-style-name="Standard" style:family="paragraph">
      <style:text-properties fo:font-size="8pt" style:font-size-asian="8pt" style:font-size-complex="8pt"/>
    </style:style>
    <style:style style:name="P626" style:parent-style-name="Standard" style:family="paragraph">
      <style:text-properties fo:font-size="8pt" style:font-size-asian="8pt" style:font-size-complex="8pt"/>
    </style:style>
    <style:style style:name="P627" style:parent-style-name="Standard" style:family="paragraph">
      <style:text-properties fo:font-size="8pt" style:font-size-asian="8pt" style:font-size-complex="8pt"/>
    </style:style>
    <style:style style:name="P628" style:parent-style-name="Standard" style:family="paragraph">
      <style:text-properties fo:font-size="8pt" style:font-size-asian="8pt" style:font-size-complex="8pt"/>
    </style:style>
    <style:style style:name="P629" style:parent-style-name="Standard" style:family="paragraph">
      <style:text-properties fo:font-size="8pt" style:font-size-asian="8pt" style:font-size-complex="8pt"/>
    </style:style>
    <style:style style:name="P630" style:parent-style-name="Standard" style:family="paragraph">
      <style:text-properties fo:font-size="8pt" style:font-size-asian="8pt" style:font-size-complex="8pt"/>
    </style:style>
    <style:style style:name="P631" style:parent-style-name="Standard" style:family="paragraph">
      <style:text-properties fo:font-size="8pt" style:font-size-asian="8pt" style:font-size-complex="8pt"/>
    </style:style>
    <style:style style:name="P632" style:parent-style-name="Standard" style:family="paragraph">
      <style:text-properties fo:font-size="8pt" style:font-size-asian="8pt" style:font-size-complex="8pt"/>
    </style:style>
    <style:style style:name="P633" style:parent-style-name="Standard" style:family="paragraph">
      <style:text-properties fo:font-size="8pt" style:font-size-asian="8pt" style:font-size-complex="8pt"/>
    </style:style>
    <style:style style:name="P634" style:parent-style-name="Standard" style:family="paragraph">
      <style:text-properties fo:font-size="8pt" style:font-size-asian="8pt" style:font-size-complex="8pt"/>
    </style:style>
    <style:style style:name="P635" style:parent-style-name="Standard" style:family="paragraph">
      <style:text-properties fo:font-size="8pt" style:font-size-asian="8pt" style:font-size-complex="8pt"/>
    </style:style>
    <style:style style:name="P636" style:parent-style-name="Standard" style:family="paragraph">
      <style:text-properties fo:font-size="8pt" style:font-size-asian="8pt" style:font-size-complex="8pt"/>
    </style:style>
    <style:style style:name="P637" style:parent-style-name="Standard" style:family="paragraph">
      <style:text-properties fo:font-size="8pt" style:font-size-asian="8pt" style:font-size-complex="8pt"/>
    </style:style>
    <style:style style:name="P638" style:parent-style-name="Standard" style:family="paragraph">
      <style:text-properties fo:font-size="8pt" style:font-size-asian="8pt" style:font-size-complex="8pt"/>
    </style:style>
    <style:style style:name="P639" style:parent-style-name="Standard" style:family="paragraph">
      <style:text-properties fo:font-size="8pt" style:font-size-asian="8pt" style:font-size-complex="8pt"/>
    </style:style>
    <style:style style:name="P640" style:parent-style-name="Standard" style:family="paragraph">
      <style:text-properties fo:font-size="8pt" style:font-size-asian="8pt" style:font-size-complex="8pt"/>
    </style:style>
    <style:style style:name="P641" style:parent-style-name="Standard" style:family="paragraph">
      <style:text-properties fo:font-size="8pt" style:font-size-asian="8pt" style:font-size-complex="8pt"/>
    </style:style>
    <style:style style:name="P642" style:parent-style-name="Standard" style:family="paragraph">
      <style:text-properties fo:font-size="8pt" style:font-size-asian="8pt" style:font-size-complex="8pt"/>
    </style:style>
    <style:style style:name="P643" style:parent-style-name="Standard" style:family="paragraph">
      <style:text-properties fo:font-size="8pt" style:font-size-asian="8pt" style:font-size-complex="8pt"/>
    </style:style>
    <style:style style:name="P644" style:parent-style-name="Standard" style:family="paragraph">
      <style:text-properties fo:font-size="8pt" style:font-size-asian="8pt" style:font-size-complex="8pt"/>
    </style:style>
    <style:style style:name="P645" style:parent-style-name="Standard" style:family="paragraph">
      <style:text-properties fo:font-size="8pt" style:font-size-asian="8pt" style:font-size-complex="8pt"/>
    </style:style>
    <style:style style:name="P646" style:parent-style-name="Standard" style:family="paragraph">
      <style:text-properties fo:font-size="8pt" style:font-size-asian="8pt" style:font-size-complex="8pt"/>
    </style:style>
    <style:style style:name="P647" style:parent-style-name="Standard" style:family="paragraph">
      <style:text-properties fo:font-size="8pt" style:font-size-asian="8pt" style:font-size-complex="8pt"/>
    </style:style>
    <style:style style:name="P648" style:parent-style-name="Standard" style:family="paragraph">
      <style:text-properties fo:font-size="8pt" style:font-size-asian="8pt" style:font-size-complex="8pt"/>
    </style:style>
    <style:style style:name="P649" style:parent-style-name="Standard" style:family="paragraph">
      <style:text-properties fo:font-size="8pt" style:font-size-asian="8pt" style:font-size-complex="8pt"/>
    </style:style>
    <style:style style:name="P650" style:parent-style-name="Standard" style:family="paragraph">
      <style:text-properties fo:font-size="8pt" style:font-size-asian="8pt" style:font-size-complex="8pt"/>
    </style:style>
    <style:style style:name="P651" style:parent-style-name="Standard" style:family="paragraph">
      <style:text-properties fo:font-size="8pt" style:font-size-asian="8pt" style:font-size-complex="8pt"/>
    </style:style>
    <style:style style:name="P652" style:parent-style-name="Standard" style:family="paragraph">
      <style:text-properties fo:font-size="8pt" style:font-size-asian="8pt" style:font-size-complex="8pt"/>
    </style:style>
    <style:style style:name="P653" style:parent-style-name="Standard" style:family="paragraph">
      <style:text-properties fo:font-size="8pt" style:font-size-asian="8pt" style:font-size-complex="8pt"/>
    </style:style>
    <style:style style:name="P654" style:parent-style-name="Standard" style:family="paragraph">
      <style:text-properties fo:font-size="8pt" style:font-size-asian="8pt" style:font-size-complex="8pt"/>
    </style:style>
    <style:style style:name="P655" style:parent-style-name="Standard" style:family="paragraph">
      <style:text-properties fo:font-size="8pt" style:font-size-asian="8pt" style:font-size-complex="8pt"/>
    </style:style>
    <style:style style:name="P656" style:parent-style-name="Standard" style:family="paragraph">
      <style:text-properties fo:font-size="8pt" style:font-size-asian="8pt" style:font-size-complex="8pt"/>
    </style:style>
    <style:style style:name="P657" style:parent-style-name="Standard" style:family="paragraph">
      <style:text-properties fo:font-size="8pt" style:font-size-asian="8pt" style:font-size-complex="8pt"/>
    </style:style>
    <style:style style:name="T658" style:parent-style-name="Domyślnaczcionkaakapitu" style:family="text">
      <style:text-properties fo:font-size="8pt" style:font-size-asian="8pt" style:font-size-complex="8pt" fo:language="pl" fo:country="PL"/>
    </style:style>
    <style:style style:name="P659" style:parent-style-name="Normalny" style:family="paragraph">
      <style:text-properties fo:font-size="8pt" style:font-size-asian="8pt" style:font-size-complex="8pt"/>
    </style:style>
    <style:style style:name="P660" style:parent-style-name="Normalny" style:family="paragraph">
      <style:text-properties fo:font-size="8pt" style:font-size-asian="8pt" style:font-size-complex="8pt"/>
    </style:style>
    <style:style style:name="P661" style:parent-style-name="Normalny" style:family="paragraph">
      <style:paragraph-properties fo:margin-bottom="0.1388in" fo:line-height="115%"/>
    </style:style>
    <style:style style:name="T662" style:parent-style-name="Domyślnaczcionkaakapitu" style:family="text">
      <style:text-properties style:font-name="Arial" style:font-name-asian="Arial" style:font-name-complex="Arial" fo:font-size="8pt" style:font-size-asian="8pt" style:font-size-complex="8pt"/>
    </style:style>
  </office:automatic-styles>
  <office:body>
    <office:text text:use-soft-page-breaks="true">
      <text:p text:style-name="P1"><text:span text:style-name="T2">Politechnika Świętokrzyska w Kielcach</text:span></text:p>
      <text:p text:style-name="Normalny"><text:span text:style-name="T3">Wydział Elektrotechniki, Automatyki i Informatyki</text:span></text:p>
      <text:p text:style-name="Normalny"><text:span text:style-name="T4">Programowanie Współbieżne</text:span></text:p>
      <text:p text:style-name="P5"/>
      <text:p text:style-name="Normalny"><text:span text:style-name="T6">Temat: Łącza PIPE</text:span></text:p>
      <text:p text:style-name="Normalny"><text:span text:style-name="T7">Autor: Kamil Piec</text:span></text:p>
      <text:p text:style-name="Normalny"><text:span text:style-name="T8">Grupa: 3ID15A</text:span></text:p>
      <text:p text:style-name="Normalny"><text:span text:style-name="T9">Numer laboratorium:<text:s/></text:span><text:span text:style-name="T10">3</text:span><text:span text:style-name="T11"><text:tab/></text:span></text:p>
      <text:p text:style-name="Normalny"><text:span text:style-name="T12">Data wykonania :<text:s/></text:span><text:span text:style-name="T13">26</text:span><text:span text:style-name="T14">.10.2015</text:span></text:p>
      <text:p text:style-name="P15"/>
      <text:p text:style-name="Normalny"><text:span text:style-name="T16">1. Wstęp</text:span></text:p>
      <text:p text:style-name="P17"/>
      <text:p text:style-name="Normalny"><text:span text:style-name="T18">Łącza nienazwane są jednym z najprostszych komunikacji między procesami. Łącze nienazwane jest implementowane jako bufor cykliczny. Tworzy się je poprzez wykonanie funkcji </text:span><text:a xlink:href="http://www.qnx.com/developers/docs/6.3.2/neutrino/lib_ref/p/pipe.html" office:target-frame-name="_top" xlink:show="replace"><text:span text:style-name="T19">pipe()</text:span></text:a><text:span text:style-name="T20">:</text:span></text:p>
      <text:p text:style-name="P21"><text:line-break/>int pipe(int filedes[2])</text:p>
      <text:p text:style-name="P22"><text:line-break/>Wykonanie tej funkcji tworzy dwa deskryptory plików:<text:line-break/></text:p>
      <text:p text:style-name="P23">filedes[0] - deskryptor strumienia do czytania</text:p>
      <text:p text:style-name="P24">filedes[1] - deskryptor strumienia do pisania</text:p>
      <text:p text:style-name="P25"/>
      <text:p text:style-name="P26">Podstawowe własności łączy nienazwanych:<text:line-break/></text:p>
      <text:p text:style-name="P27">kanał jest jednokierunkowy do danego procesu i nieużywany w danym procesie plik należy zamknąć</text:p>
      <text:p text:style-name="P28">łącza nienazwane mogą być użyte tylko dla procesów związanych, będących w relacji macierzysty-potomny</text:p>
      <text:p text:style-name="P29">łącze ma ograniczoną pojemność</text:p>
      <text:p text:style-name="P30">operacje zapisu-odczytu są atomowe</text:p>
      <text:p text:style-name="P31"/>
      <text:p text:style-name="P32">Komunikować się z łączem można m.in. za pomocą funkcji:</text:p>
      <text:p text:style-name="P33"><text:tab/></text:p>
      <text:p text:style-name="P34"><text:tab/>write() – pisanie do łącza</text:p>
      <text:p text:style-name="P35"><text:tab/>read() – czytanie z łącza</text:p>
      <text:p text:style-name="P36"/>
      <text:p text:style-name="P37">2. Napisać program typu klient-serwer który:</text:p>
      <text:list text:style-name="LFO3" text:continue-numbering="true">
        <text:list-item>
          <text:p text:style-name="P38">pobiera od użytkownika nazwę pliku</text:p>
        </text:list-item>
        <text:list-item>
          <text:p text:style-name="P39">tworzy łącze nienazwane PIPE</text:p>
        </text:list-item>
        <text:list-item>
          <text:p text:style-name="P40">tworzy nowy proces za pomocą funkcji fork (nie popen!)</text:p>
        </text:list-item>
        <text:list-item>
          <text:p text:style-name="P41">przesyła do procesu potomnego nazwę pliku_</text:p>
        </text:list-item>
        <text:list-item>
          <text:p text:style-name="P42">proces potomny odczytuje plik o podanej nazwie a zawartość (tekst) lub informację o możliwych błędach (np. brak pliku), przesyła do procesu rodzicielskiego</text:p>
        </text:list-item>
        <text:list-item>
          <text:p text:style-name="P43">proces rodzicielski wyświetla na standardowym wyjściu co otrzymał od potomka</text:p>
        </text:list-item>
      </text:list>
      <text:p text:style-name="P44"/>
      <table:table table:style-name="Table45">
        <table:table-columns>
          <table:table-column table:style-name="TableColumn46"/>
        </table:table-columns>
        <table:table-row table:style-name="TableRow47">
          <table:table-cell table:style-name="TableCell48">
            <text:p text:style-name="P49"><text:span text:style-name="T50">#include &lt;stdio.h&gt;</text:span></text:p>
            <text:p text:style-name="P51"><text:span text:style-name="T52">#include &lt;stdlib.h&gt;</text:span></text:p>
            <text:p text:style-name="P53"><text:span text:style-name="T54">#include &lt;unistd.h&gt;</text:span></text:p>
            <text:p text:style-name="P55"><text:span text:style-name="T56">#include &lt;string.h&gt;</text:span></text:p>
            <text:p text:style-name="P57"><text:span text:style-name="T58">#include &lt;sys/types.h&gt;</text:span></text:p>
            <text:p text:style-name="P59"><text:span text:style-name="T60">#include &lt;sys/wait.h&gt;</text:span></text:p>
            <text:p text:style-name="P61"/>
            <text:p text:style-name="P62"><text:span text:style-name="T63">int</text:span><text:span text:style-name="T64"><text:s/></text:span><text:span text:style-name="T65">n</text:span><text:span text:style-name="T66">;</text:span></text:p>
            <text:p text:style-name="P67"><text:span text:style-name="T68">char</text:span><text:span text:style-name="T69"><text:s/></text:span><text:span text:style-name="T70">buff</text:span><text:span text:style-name="T71">[</text:span><text:span text:style-name="T72">100</text:span><text:span text:style-name="T73">],</text:span><text:span text:style-name="T74"><text:s/></text:span><text:span text:style-name="T75">buff2</text:span><text:span text:style-name="T76">[</text:span><text:span text:style-name="T77">100</text:span><text:span text:style-name="T78">],</text:span><text:span text:style-name="T79"><text:s/></text:span><text:span text:style-name="T80">filename</text:span><text:span text:style-name="T81">[</text:span><text:span text:style-name="T82">100</text:span><text:span text:style-name="T83">];</text:span></text:p>
            <text:p text:style-name="P84"><text:span text:style-name="T85">int</text:span><text:span text:style-name="T86"><text:s/></text:span><text:span text:style-name="T87">pipechild</text:span><text:span text:style-name="T88">[</text:span><text:span text:style-name="T89">2</text:span><text:span text:style-name="T90">],</text:span><text:span text:style-name="T91"><text:s/></text:span><text:span text:style-name="T92">pipeparent</text:span><text:span text:style-name="T93">[</text:span><text:span text:style-name="T94">2</text:span><text:span text:style-name="T95">];</text:span></text:p>
            <text:p text:style-name="P96"><text:span text:style-name="T97">int</text:span><text:span text:style-name="T98"><text:s/></text:span><text:span text:style-name="T99">childpid</text:span><text:span text:style-name="T100">;</text:span></text:p>
            <text:p text:style-name="P101"/>
            <text:p text:style-name="P102"><text:span text:style-name="T103">int</text:span><text:span text:style-name="T104"><text:s/></text:span><text:span text:style-name="T105">main</text:span><text:span text:style-name="T106">(){</text:span></text:p>
            <text:p text:style-name="P107"><text:span text:style-name="T108"><text:tab/></text:span><text:span text:style-name="T109">if</text:span><text:span text:style-name="T110">(</text:span><text:span text:style-name="T111">pipe</text:span><text:span text:style-name="T112">(</text:span><text:span text:style-name="T113">pipechild</text:span><text:span text:style-name="T114">)</text:span><text:span text:style-name="T115"><text:s/></text:span><text:span text:style-name="T116">&lt;</text:span><text:span text:style-name="T117"><text:s/></text:span><text:span text:style-name="T118">0</text:span><text:span text:style-name="T119">)</text:span></text:p>
            <text:p text:style-name="P120"><text:span text:style-name="T121"><text:tab/></text:span><text:span text:style-name="T122"><text:tab/></text:span><text:span text:style-name="T123">perror</text:span><text:span text:style-name="T124">(</text:span><text:span text:style-name="T125">"Blad otwierania pipe_c\n"</text:span><text:span text:style-name="T126">);</text:span></text:p>
            <text:p text:style-name="P127"><text:span text:style-name="T128"><text:tab/></text:span><text:span text:style-name="T129">if</text:span><text:span text:style-name="T130">(</text:span><text:span text:style-name="T131">pipe</text:span><text:span text:style-name="T132">(</text:span><text:span text:style-name="T133">pipeparent</text:span><text:span text:style-name="T134">)</text:span><text:span text:style-name="T135"><text:s/></text:span><text:span text:style-name="T136">&lt;</text:span><text:span text:style-name="T137"><text:s/></text:span><text:span text:style-name="T138">0</text:span><text:span text:style-name="T139">)</text:span></text:p>
            <text:p text:style-name="P140"><text:span text:style-name="T141"><text:tab/></text:span><text:span text:style-name="T142"><text:tab/></text:span><text:span text:style-name="T143">perror</text:span><text:span text:style-name="T144">(</text:span><text:span text:style-name="T145">"Blad otwierania pipe_s\n"</text:span><text:span text:style-name="T146">);</text:span></text:p>
            <text:p text:style-name="P147"/>
            <text:p text:style-name="P148"><text:span text:style-name="T149"><text:tab/></text:span><text:span text:style-name="T150">if</text:span><text:span text:style-name="T151">((</text:span><text:span text:style-name="T152">childpid</text:span><text:span text:style-name="T153"><text:s/></text:span><text:span text:style-name="T154">=</text:span><text:span text:style-name="T155"><text:s/></text:span><text:span text:style-name="T156">fork</text:span><text:span text:style-name="T157">())</text:span><text:span text:style-name="T158"><text:s/></text:span><text:span text:style-name="T159">==</text:span><text:span text:style-name="T160"><text:s/></text:span><text:span text:style-name="T161">-</text:span><text:span text:style-name="T162">1</text:span><text:span text:style-name="T163">){</text:span></text:p>
            <text:p text:style-name="P164"><text:span text:style-name="T165"><text:tab/></text:span><text:span text:style-name="T166"><text:tab/></text:span><text:span text:style-name="T167">perror</text:span><text:span text:style-name="T168">(</text:span><text:span text:style-name="T169">"Blad fork\n"</text:span><text:span text:style-name="T170">);</text:span></text:p>
            <text:p text:style-name="P171"><text:span text:style-name="T172"><text:tab/></text:span><text:span text:style-name="T173">}</text:span><text:span text:style-name="T174"><text:s/></text:span><text:span text:style-name="T175">else</text:span><text:span text:style-name="T176"><text:s/></text:span><text:span text:style-name="T177">{</text:span></text:p>
            <text:p text:style-name="P178"><text:span text:style-name="T179"><text:tab/></text:span><text:span text:style-name="T180"><text:tab/></text:span><text:span text:style-name="T181">if</text:span><text:span text:style-name="T182">(</text:span><text:span text:style-name="T183">childpid</text:span><text:span text:style-name="T184"><text:s/></text:span><text:span text:style-name="T185">==</text:span><text:span text:style-name="T186"><text:s/></text:span><text:span text:style-name="T187">0</text:span><text:span text:style-name="T188">){</text:span></text:p>
            <text:p text:style-name="P189"><text:span text:style-name="T190"><text:tab/></text:span><text:span text:style-name="T191"><text:tab/></text:span><text:span text:style-name="T192"><text:tab/></text:span><text:span text:style-name="T193">close</text:span><text:span text:style-name="T194">(</text:span><text:span text:style-name="T195">pipechild</text:span><text:span text:style-name="T196">[</text:span><text:span text:style-name="T197">1</text:span><text:span text:style-name="T198">]);</text:span></text:p>
            <text:p text:style-name="P199"><text:span text:style-name="T200"><text:tab/></text:span><text:span text:style-name="T201"><text:tab/></text:span><text:span text:style-name="T202"><text:tab/></text:span><text:span text:style-name="T203">close</text:span><text:span text:style-name="T204">(</text:span><text:span text:style-name="T205">pipeparent</text:span><text:span text:style-name="T206">[</text:span><text:span text:style-name="T207">0</text:span><text:span text:style-name="T208">]);</text:span></text:p>
            <text:p text:style-name="P209"/>
            <text:p text:style-name="P210"><text:span text:style-name="T211"><text:tab/></text:span><text:span text:style-name="T212"><text:tab/></text:span><text:span text:style-name="T213"><text:tab/></text:span><text:span text:style-name="T214">if</text:span><text:span text:style-name="T215">((</text:span><text:span text:style-name="T216">n</text:span><text:span text:style-name="T217"><text:s/></text:span><text:span text:style-name="T218">=</text:span><text:span text:style-name="T219"><text:s/></text:span><text:span text:style-name="T220">read</text:span><text:span text:style-name="T221">(</text:span><text:span text:style-name="T222">pipechild</text:span><text:span text:style-name="T223">[</text:span><text:span text:style-name="T224">0</text:span><text:span text:style-name="T225">],</text:span><text:span text:style-name="T226"><text:s/></text:span><text:span text:style-name="T227">buff</text:span><text:span text:style-name="T228">,</text:span><text:span text:style-name="T229"><text:s/></text:span><text:span text:style-name="T230">sizeof</text:span><text:span text:style-name="T231">(</text:span><text:span text:style-name="T232">buff</text:span><text:span text:style-name="T233">)))</text:span><text:span text:style-name="T234"><text:s/></text:span><text:span text:style-name="T235">&lt;=</text:span><text:span text:style-name="T236"><text:s/></text:span><text:span text:style-name="T237">0</text:span><text:span text:style-name="T238">)</text:span></text:p>
            <text:p text:style-name="P239"><text:span text:style-name="T240"><text:tab/></text:span><text:span text:style-name="T241"><text:tab/></text:span><text:span text:style-name="T242"><text:tab/></text:span><text:span text:style-name="T243"><text:tab/></text:span><text:span text:style-name="T244">perror</text:span><text:span text:style-name="T245">(</text:span><text:span text:style-name="T246">"Blad odczytu pipechild[0]\n"</text:span><text:span text:style-name="T247">);</text:span></text:p>
            <text:p text:style-name="P248"/>
            <text:p text:style-name="P249"><text:span text:style-name="T250"><text:tab/></text:span><text:span text:style-name="T251"><text:tab/></text:span><text:span text:style-name="T252"><text:tab/></text:span><text:span text:style-name="T253">FILE</text:span><text:span text:style-name="T254"><text:s/></text:span><text:span text:style-name="T255">*</text:span><text:span text:style-name="T256">file</text:span><text:span text:style-name="T257"><text:s/></text:span><text:span text:style-name="T258">=</text:span><text:span text:style-name="T259"><text:s/></text:span><text:span text:style-name="T260">fopen</text:span><text:span text:style-name="T261">(</text:span><text:span text:style-name="T262">buff</text:span><text:span text:style-name="T263">,</text:span><text:span text:style-name="T264"><text:s/></text:span><text:span text:style-name="T265">"r"</text:span><text:span text:style-name="T266">);</text:span></text:p>
            <text:p text:style-name="P267"/>
            <text:p text:style-name="P268"><text:span text:style-name="T269"><text:tab/></text:span><text:span text:style-name="T270"><text:tab/></text:span><text:span text:style-name="T271"><text:tab/></text:span><text:span text:style-name="T272">if</text:span><text:span text:style-name="T273">(</text:span><text:span text:style-name="T274">file</text:span><text:span text:style-name="T275"><text:s/></text:span><text:span text:style-name="T276">==</text:span><text:span text:style-name="T277"><text:s/></text:span><text:span text:style-name="T278">NULL</text:span><text:span text:style-name="T279">){</text:span></text:p>
            <text:p text:style-name="P280"><text:span text:style-name="T281"><text:tab/></text:span><text:span text:style-name="T282"><text:tab/></text:span><text:span text:style-name="T283"><text:tab/></text:span><text:span text:style-name="T284"><text:tab/></text:span><text:span text:style-name="T285">if</text:span><text:span text:style-name="T286">(</text:span><text:span text:style-name="T287">write</text:span><text:span text:style-name="T288">(</text:span><text:span text:style-name="T289">pipeparent</text:span><text:span text:style-name="T290">[</text:span><text:span text:style-name="T291">1</text:span><text:span text:style-name="T292">],</text:span><text:span text:style-name="T293"><text:s/></text:span><text:span text:style-name="T294">"Blad otwarcia pliku\n"</text:span><text:span text:style-name="T295">,</text:span><text:span text:style-name="T296"><text:s/></text:span><text:span text:style-name="T297">20</text:span><text:span text:style-name="T298">)</text:span><text:span text:style-name="T299"><text:s/></text:span><text:span text:style-name="T300">!=</text:span><text:span text:style-name="T301"><text:s/></text:span><text:soft-page-break/><text:span text:style-name="T302">20</text:span><text:span text:style-name="T303">)</text:span></text:p>
            <text:p text:style-name="P304"><text:span text:style-name="T305"><text:tab/></text:span><text:span text:style-name="T306"><text:tab/></text:span><text:span text:style-name="T307"><text:tab/></text:span><text:span text:style-name="T308"><text:tab/></text:span><text:span text:style-name="T309"><text:tab/></text:span><text:span text:style-name="T310">perror</text:span><text:span text:style-name="T311">(</text:span><text:span text:style-name="T312">"Blad zapisu pipserver[1]\n"</text:span><text:span text:style-name="T313">);</text:span></text:p>
            <text:p text:style-name="P314"><text:span text:style-name="T315"><text:tab/></text:span><text:span text:style-name="T316"><text:tab/></text:span><text:span text:style-name="T317"><text:tab/></text:span><text:span text:style-name="T318">}</text:span><text:span text:style-name="T319"><text:s/></text:span><text:span text:style-name="T320">else</text:span><text:span text:style-name="T321"><text:s/></text:span><text:span text:style-name="T322">{</text:span></text:p>
            <text:p text:style-name="P323"><text:span text:style-name="T324"><text:tab/></text:span><text:span text:style-name="T325"><text:tab/></text:span><text:span text:style-name="T326"><text:tab/></text:span><text:span text:style-name="T327"><text:tab/></text:span><text:span text:style-name="T328">while</text:span><text:span text:style-name="T329">(</text:span><text:span text:style-name="T330">fgets</text:span><text:span text:style-name="T331">(</text:span><text:span text:style-name="T332">buff</text:span><text:span text:style-name="T333">,</text:span><text:span text:style-name="T334"><text:s/></text:span><text:span text:style-name="T335">sizeof</text:span><text:span text:style-name="T336">(</text:span><text:span text:style-name="T337">buff</text:span><text:span text:style-name="T338">),</text:span><text:span text:style-name="T339"><text:s/></text:span><text:span text:style-name="T340">file</text:span><text:span text:style-name="T341">)</text:span><text:span text:style-name="T342"><text:s/></text:span><text:span text:style-name="T343">!=</text:span><text:span text:style-name="T344"><text:s/></text:span><text:span text:style-name="T345">NULL</text:span><text:span text:style-name="T346">)</text:span></text:p>
            <text:p text:style-name="P347"><text:span text:style-name="T348"><text:s text:c="16"/></text:span><text:span text:style-name="T349"><text:tab/></text:span><text:span text:style-name="T350"><text:tab/></text:span><text:span text:style-name="T351"><text:tab/></text:span><text:span text:style-name="T352">write</text:span><text:span text:style-name="T353">(</text:span><text:span text:style-name="T354">pipeparent</text:span><text:span text:style-name="T355">[</text:span><text:span text:style-name="T356">1</text:span><text:span text:style-name="T357">],</text:span><text:span text:style-name="T358"><text:s/></text:span><text:span text:style-name="T359">buff</text:span><text:span text:style-name="T360">,</text:span><text:span text:style-name="T361"><text:s/></text:span><text:span text:style-name="T362">sizeof</text:span><text:span text:style-name="T363">(</text:span><text:span text:style-name="T364">buff</text:span><text:span text:style-name="T365">));</text:span></text:p>
            <text:p text:style-name="P366"><text:span text:style-name="T367"><text:tab/></text:span><text:span text:style-name="T368"><text:tab/></text:span><text:span text:style-name="T369"><text:tab/></text:span><text:span text:style-name="T370">}</text:span></text:p>
            <text:p text:style-name="P371"/>
            <text:p text:style-name="P372"><text:span text:style-name="T373"><text:tab/></text:span><text:span text:style-name="T374"><text:tab/></text:span><text:span text:style-name="T375"><text:tab/></text:span><text:span text:style-name="T376">fclose</text:span><text:span text:style-name="T377">(</text:span><text:span text:style-name="T378">file</text:span><text:span text:style-name="T379">);</text:span></text:p>
            <text:p text:style-name="P380"/>
            <text:p text:style-name="P381"><text:span text:style-name="T382"><text:tab/></text:span><text:span text:style-name="T383"><text:tab/></text:span><text:span text:style-name="T384"><text:tab/></text:span><text:span text:style-name="T385">close</text:span><text:span text:style-name="T386">(</text:span><text:span text:style-name="T387">pipechild</text:span><text:span text:style-name="T388">[</text:span><text:span text:style-name="T389">0</text:span><text:span text:style-name="T390">]);</text:span></text:p>
            <text:p text:style-name="P391"><text:span text:style-name="T392"><text:tab/></text:span><text:span text:style-name="T393"><text:tab/></text:span><text:span text:style-name="T394"><text:tab/></text:span><text:span text:style-name="T395">close</text:span><text:span text:style-name="T396">(</text:span><text:span text:style-name="T397">pipeparent</text:span><text:span text:style-name="T398">[</text:span><text:span text:style-name="T399">1</text:span><text:span text:style-name="T400">]);</text:span></text:p>
            <text:p text:style-name="P401"><text:span text:style-name="T402"><text:tab/></text:span><text:span text:style-name="T403"><text:tab/></text:span><text:span text:style-name="T404">}</text:span><text:span text:style-name="T405"><text:s/></text:span><text:span text:style-name="T406">else</text:span><text:span text:style-name="T407"><text:s/></text:span><text:span text:style-name="T408">{</text:span></text:p>
            <text:p text:style-name="P409"><text:span text:style-name="T410"><text:tab/></text:span><text:span text:style-name="T411"><text:tab/></text:span><text:span text:style-name="T412"><text:tab/></text:span><text:span text:style-name="T413">close</text:span><text:span text:style-name="T414">(</text:span><text:span text:style-name="T415">pipechild</text:span><text:span text:style-name="T416">[</text:span><text:span text:style-name="T417">0</text:span><text:span text:style-name="T418">]);</text:span></text:p>
            <text:p text:style-name="P419"><text:span text:style-name="T420"><text:tab/></text:span><text:span text:style-name="T421"><text:tab/></text:span><text:span text:style-name="T422"><text:tab/></text:span><text:span text:style-name="T423">close</text:span><text:span text:style-name="T424">(</text:span><text:span text:style-name="T425">pipeparent</text:span><text:span text:style-name="T426">[</text:span><text:span text:style-name="T427">1</text:span><text:span text:style-name="T428">]);</text:span></text:p>
            <text:p text:style-name="P429"/>
            <text:p text:style-name="P430"><text:span text:style-name="T431"><text:tab/></text:span><text:span text:style-name="T432"><text:tab/></text:span><text:span text:style-name="T433"><text:tab/></text:span><text:span text:style-name="T434">printf</text:span><text:span text:style-name="T435">(</text:span><text:span text:style-name="T436">"Podaj nazwe pliku: "</text:span><text:span text:style-name="T437">);</text:span><text:span text:style-name="T438"><text:tab/></text:span><text:span text:style-name="T439"><text:tab/></text:span></text:p>
            <text:p text:style-name="P440"><text:span text:style-name="T441"><text:tab/></text:span><text:span text:style-name="T442"><text:tab/></text:span><text:span text:style-name="T443"><text:tab/></text:span><text:span text:style-name="T444">scanf</text:span><text:span text:style-name="T445">(</text:span><text:span text:style-name="T446">"%s"</text:span><text:span text:style-name="T447">,</text:span><text:span text:style-name="T448"><text:s/></text:span><text:span text:style-name="T449">filename</text:span><text:span text:style-name="T450">);</text:span></text:p>
            <text:p text:style-name="P451"/>
            <text:p text:style-name="P452"><text:span text:style-name="T453"><text:tab/></text:span><text:span text:style-name="T454"><text:tab/></text:span><text:span text:style-name="T455"><text:tab/></text:span><text:span text:style-name="T456">if</text:span><text:span text:style-name="T457">(</text:span><text:span text:style-name="T458">write</text:span><text:span text:style-name="T459">(</text:span><text:span text:style-name="T460">pipechild</text:span><text:span text:style-name="T461">[</text:span><text:span text:style-name="T462">1</text:span><text:span text:style-name="T463">],</text:span><text:span text:style-name="T464"><text:s/></text:span><text:span text:style-name="T465">filename</text:span><text:span text:style-name="T466">,</text:span><text:span text:style-name="T467"><text:s/></text:span><text:span text:style-name="T468">sizeof</text:span><text:span text:style-name="T469">(</text:span><text:span text:style-name="T470">filename</text:span><text:span text:style-name="T471">))</text:span><text:span text:style-name="T472"><text:s/></text:span><text:span text:style-name="T473">!=</text:span><text:span text:style-name="T474"><text:s/></text:span><text:span text:style-name="T475">sizeof</text:span><text:span text:style-name="T476">(</text:span><text:span text:style-name="T477">filename</text:span><text:span text:style-name="T478">))</text:span></text:p>
            <text:p text:style-name="P479"><text:span text:style-name="T480"><text:tab/></text:span><text:span text:style-name="T481"><text:tab/></text:span><text:span text:style-name="T482"><text:tab/></text:span><text:span text:style-name="T483"><text:tab/></text:span><text:span text:style-name="T484">perror</text:span><text:span text:style-name="T485">(</text:span><text:span text:style-name="T486">"Blad zapisu pipechild[1]\n"</text:span><text:span text:style-name="T487">);</text:span></text:p>
            <text:p text:style-name="P488"/>
            <text:p text:style-name="P489"><text:span text:style-name="T490"><text:tab/></text:span><text:span text:style-name="T491"><text:tab/></text:span><text:span text:style-name="T492"><text:tab/></text:span><text:span text:style-name="T493">while</text:span><text:span text:style-name="T494">(</text:span><text:span text:style-name="T495">read</text:span><text:span text:style-name="T496">(</text:span><text:span text:style-name="T497">pipeparent</text:span><text:span text:style-name="T498">[</text:span><text:span text:style-name="T499">0</text:span><text:span text:style-name="T500">],</text:span><text:span text:style-name="T501"><text:s/></text:span><text:span text:style-name="T502">buff2</text:span><text:span text:style-name="T503">,</text:span><text:span text:style-name="T504"><text:s/></text:span><text:span text:style-name="T505">sizeof</text:span><text:span text:style-name="T506">(</text:span><text:span text:style-name="T507">buff2</text:span><text:span text:style-name="T508">))</text:span><text:span text:style-name="T509"><text:s/></text:span><text:span text:style-name="T510">&gt;</text:span><text:span text:style-name="T511"><text:s/></text:span><text:span text:style-name="T512">0</text:span><text:span text:style-name="T513">)</text:span></text:p>
            <text:p text:style-name="P514"><text:span text:style-name="T515"><text:s text:c="20"/></text:span><text:span text:style-name="T516"><text:tab/></text:span><text:span text:style-name="T517"><text:tab/></text:span><text:span text:style-name="T518">write</text:span><text:span text:style-name="T519">(</text:span><text:span text:style-name="T520">1</text:span><text:span text:style-name="T521">,</text:span><text:span text:style-name="T522"><text:s/></text:span><text:span text:style-name="T523">buff2</text:span><text:span text:style-name="T524">,</text:span><text:span text:style-name="T525"><text:s/></text:span><text:span text:style-name="T526">strlen</text:span><text:span text:style-name="T527">(</text:span><text:span text:style-name="T528">buff2</text:span><text:span text:style-name="T529">));</text:span><text:span text:style-name="T530"><text:s/></text:span></text:p>
            <text:p text:style-name="P531"/>
            <text:p text:style-name="P532"><text:span text:style-name="T533"><text:tab/></text:span><text:span text:style-name="T534"><text:tab/></text:span><text:span text:style-name="T535"><text:tab/></text:span><text:span text:style-name="T536">wait</text:span><text:span text:style-name="T537">(</text:span><text:span text:style-name="T538">NULL</text:span><text:span text:style-name="T539">);</text:span></text:p>
            <text:p text:style-name="P540"><text:span text:style-name="T541"><text:tab/></text:span><text:span text:style-name="T542"><text:tab/></text:span><text:span text:style-name="T543"><text:tab/></text:span><text:span text:style-name="T544">close</text:span><text:span text:style-name="T545">(</text:span><text:span text:style-name="T546">pipechild</text:span><text:span text:style-name="T547">[</text:span><text:span text:style-name="T548">1</text:span><text:span text:style-name="T549">]);</text:span></text:p>
            <text:p text:style-name="P550"><text:span text:style-name="T551"><text:tab/></text:span><text:span text:style-name="T552"><text:tab/></text:span><text:span text:style-name="T553"><text:tab/></text:span><text:span text:style-name="T554">close</text:span><text:span text:style-name="T555">(</text:span><text:span text:style-name="T556">pipeparent</text:span><text:span text:style-name="T557">[</text:span><text:span text:style-name="T558">0</text:span><text:span text:style-name="T559">]);</text:span></text:p>
            <text:p text:style-name="P560"><text:span text:style-name="T561"><text:tab/></text:span><text:span text:style-name="T562"><text:tab/></text:span><text:span text:style-name="T563">}</text:span></text:p>
            <text:p text:style-name="P564"><text:span text:style-name="T565"><text:tab/></text:span><text:span text:style-name="T566">}</text:span></text:p>
            <text:p text:style-name="P567"/>
            <text:p text:style-name="P568"><text:span text:style-name="T569"><text:tab/></text:span><text:span text:style-name="T570">return</text:span><text:span text:style-name="T571"><text:s/></text:span><text:span text:style-name="T572">0</text:span><text:span text:style-name="T573">;</text:span></text:p>
            <text:p text:style-name="P574"><text:span text:style-name="T575">}</text:span></text:p>
          </table:table-cell>
        </table:table-row>
      </table:table>
      <text:p text:style-name="P576"/>
      <text:p text:style-name="P577"/>
      <table:table table:style-name="Table578">
        <table:table-columns>
          <table:table-column table:style-name="TableColumn579"/>
        </table:table-columns>
        <table:table-row table:style-name="TableRow580">
          <table:table-cell table:style-name="TableCell581">
            <text:p text:style-name="P582">80017@st13-lab312:~/Pulpit/lab3$ gcc zad.c -o zad -Wall</text:p>
            <text:p text:style-name="P583">80017@st13-lab312:~/Pulpit/lab3$ ./zad</text:p>
            <text:p text:style-name="P584">Podaj nazwe pliku: asd</text:p>
            <text:p text:style-name="P585">Blad otwarcia pliku</text:p>
            <text:p text:style-name="P586">80017@st13-lab312:~/Pulpit/lab3$ ./zad</text:p>
            <text:p text:style-name="P587">Podaj nazwe pliku: plik.txt</text:p>
            <text:p text:style-name="P588"><text:s/>Lorem ipsum dolor sit amet, consectetur adipiscing elit. Cras venenatis rhoncus elementum. Pellentesque eget feugiat odio. Proin ultricies feugiat vehicula. Interdum et malesuada fames ac ante ipsum primis in faucibus. Pellentesque aliquet neque at nisi sollicitudin, et faucibus felis pretium. Phasellus non elit sit amet turpis gravida viverra ac eget odio. Donec nec condimentum libero, sed dapibus enim. Quisque at ex rhoncus, pulvinar felis quis, tincidunt urna. Maecenas pharetra lorem sed luctus consectetur. Suspendisse potenti. Nullam ut ante odio.</text:p>
            <text:p text:style-name="P589"/>
            <text:p text:style-name="P590">In ultricies tellus quam, eu elementum lacus placerat sit amet. Sed sollicitudin magna quis tellus ullamcorper blandit sit amet vitae dolor. Curabitur mollis laoreet nulla, et fringilla eros pulvinar quis. Vestibulum ornare neque libero, vitae lacinia erat laoreet vel. Quisque vel suscipit velit. Nullam ornare vitae justo et aliquet. Sed facilisis vulputate nisl, eget dapibus ante pulvinar tincidunt. Nam imperdiet at libero in luctus. Aenean eget libero eleifend, accumsan lorem id, commodo nisi.</text:p>
            <text:p text:style-name="P591">80017@st13-lab312:~/Pulpit/lab3$ ./zad</text:p>
            <text:p text:style-name="P592">Podaj nazwe pliku: zad.c</text:p>
            <text:p text:style-name="P593">#include &lt;stdio.h&gt;</text:p>
            <text:p text:style-name="P594">#include &lt;stdlib.h&gt;</text:p>
            <text:p text:style-name="P595">#include &lt;unistd.h&gt;</text:p>
            <text:p text:style-name="P596">#include &lt;string.h&gt;</text:p>
            <text:p text:style-name="P597">#include &lt;sys/types.h&gt;</text:p>
            <text:p text:style-name="P598">#include &lt;sys/wait.h&gt;</text:p>
            <text:p text:style-name="P599"/>
            <text:p text:style-name="P600">int n;</text:p>
            <text:p text:style-name="P601">char buff[100], buff2[100], filename[100];</text:p>
            <text:p text:style-name="P602">int pipechild[2], pipeparent[2];</text:p>
            <text:p text:style-name="P603">int childpid;</text:p>
            <text:p text:style-name="P604"/>
            <text:p text:style-name="P605">int main(){</text:p>
            <text:p text:style-name="P606"><text:tab/>if(pipe(pipechild) &lt; 0)</text:p>
            <text:p text:style-name="Standard"><text:span text:style-name="T607"><text:tab/></text:span><text:span text:style-name="T608"><text:tab/></text:span><text:span text:style-name="T609">perror("Blad otwierania pipe_c\n");</text:span></text:p>
            <text:p text:style-name="Standard"><text:span text:style-name="T610"><text:tab/></text:span><text:span text:style-name="T611">if(pipe(pipeparent) &lt; 0)</text:span></text:p>
            <text:p text:style-name="P612"><text:tab/><text:tab/>perror("Blad otwierania pipe_s\n");</text:p>
            <text:p text:style-name="P613"/>
            <text:p text:style-name="P614"><text:tab/>if((childpid = fork()) == -1){</text:p>
            <text:p text:style-name="P615"><text:tab/><text:tab/>perror("Blad fork\n");</text:p>
            <text:p text:style-name="P616"><text:tab/>} else {</text:p>
            <text:p text:style-name="P617"><text:tab/><text:tab/>if(childpid == 0){</text:p>
            <text:p text:style-name="P618"><text:tab/><text:tab/><text:tab/>close(pipechild[1]);</text:p>
            <text:p text:style-name="P619"><text:tab/><text:tab/><text:tab/>close(pipeparent[0]);</text:p>
            <text:p text:style-name="P620"/>
            <text:p text:style-name="P621"><text:tab/><text:tab/><text:tab/>if((n = read(pipechild[0], buff, sizeof(buff))) &lt;= 0)</text:p>
            <text:p text:style-name="P622"><text:tab/><text:tab/><text:tab/><text:tab/>perror("Blad odczytu pipechild[0]\n");</text:p>
            <text:p text:style-name="P623"/>
            <text:p text:style-name="P624"><text:tab/><text:tab/><text:tab/>FILE *file = fopen(buff, "r");</text:p>
            <text:p text:style-name="P625"/>
            <text:p text:style-name="P626"><text:tab/><text:tab/><text:tab/>if(file == NULL){</text:p>
            <text:soft-page-break/>
            <text:p text:style-name="P627"><text:tab/><text:tab/><text:tab/><text:tab/>if(write(pipeparent[1], "Blad otwarcia pliku\n", 20) != 20)</text:p>
            <text:p text:style-name="P628"><text:tab/><text:tab/><text:tab/><text:tab/><text:tab/>perror("Blad zapisu pipserver[1]\n");</text:p>
            <text:p text:style-name="P629"><text:tab/><text:tab/><text:tab/>} else {</text:p>
            <text:p text:style-name="P630"><text:tab/><text:tab/><text:tab/><text:tab/>while(fgets(buff, sizeof(buff), file) != NULL)</text:p>
            <text:p text:style-name="P631"><text:s text:c="16"/><text:tab/><text:tab/><text:tab/>write(pipeparent[1], buff, sizeof(buff));</text:p>
            <text:p text:style-name="P632"><text:tab/><text:tab/><text:tab/>}</text:p>
            <text:p text:style-name="P633"/>
            <text:p text:style-name="P634"><text:tab/><text:tab/><text:tab/>fclose(file);</text:p>
            <text:p text:style-name="P635"/>
            <text:p text:style-name="P636"><text:tab/><text:tab/><text:tab/>close(pipechild[0]);</text:p>
            <text:p text:style-name="P637"><text:tab/><text:tab/><text:tab/>close(pipeparent[1]);</text:p>
            <text:p text:style-name="P638"><text:tab/><text:tab/>} else {</text:p>
            <text:p text:style-name="P639"><text:tab/><text:tab/><text:tab/>close(pipechild[0]);</text:p>
            <text:p text:style-name="P640"><text:tab/><text:tab/><text:tab/>close(pipeparent[1]);</text:p>
            <text:p text:style-name="P641"/>
            <text:p text:style-name="P642"><text:tab/><text:tab/><text:tab/>printf("Podaj nazwe pliku: ");<text:tab/><text:tab/></text:p>
            <text:p text:style-name="P643"><text:tab/><text:tab/><text:tab/>scanf("%s", filename);</text:p>
            <text:p text:style-name="P644"/>
            <text:p text:style-name="P645"><text:tab/><text:tab/><text:tab/>if(write(pipechild[1], filename, sizeof(filename)) != sizeof(filename))</text:p>
            <text:p text:style-name="P646"><text:tab/><text:tab/><text:tab/><text:tab/>perror("Blad zapisu pipechild[1]\n");</text:p>
            <text:p text:style-name="P647"/>
            <text:p text:style-name="P648"><text:tab/><text:tab/><text:tab/>while(read(pipeparent[0], buff2, sizeof(buff2)) &gt; 0)</text:p>
            <text:p text:style-name="P649"><text:s text:c="20"/><text:tab/><text:tab/>write(1, buff2, strlen(buff2));</text:p>
            <text:p text:style-name="P650"/>
            <text:p text:style-name="P651"><text:tab/><text:tab/><text:tab/>wait(NULL);</text:p>
            <text:p text:style-name="P652"><text:tab/><text:tab/><text:tab/>close(pipechild[1]);</text:p>
            <text:p text:style-name="P653"><text:tab/><text:tab/><text:tab/>close(pipeparent[0]);</text:p>
            <text:p text:style-name="P654"><text:tab/><text:tab/>}</text:p>
            <text:p text:style-name="P655"><text:tab/>}</text:p>
            <text:p text:style-name="P656"/>
            <text:p text:style-name="P657"><text:tab/>return 0;</text:p>
            <text:p text:style-name="Standard"><text:span text:style-name="T658">}</text:span></text:p>
          </table:table-cell>
        </table:table-row>
      </table:table>
      <text:p text:style-name="P659"/>
      <text:p text:style-name="P660"/>
      <text:p text:style-name="P661"><text:span text:style-name="T662">3. Zajęcia pozwoliły na zapoznanie się z działaniem łączy nienazwanych i komunikacją między procesami za ich pomocą.</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style:style style:name="Standard" style:display-name="Standard" style:family="paragraph">
      <style:paragraph-properties style:punctuation-wrap="hanging" style:text-autospace="ideograph-alpha"/>
      <style:text-properties style:font-name="Liberation Serif" style:font-name-asian="WenQuanYi Micro Hei" style:font-name-complex="Lohit Hindi" fo:font-size="12pt" style:font-size-asian="12pt" style:font-size-complex="12pt" fo:language="en" fo:country="US" style:language-asian="zh" style:country-asian="CN" style:language-complex="hi" style:country-complex="IN" fo:hyphenate="false"/>
    </style:style>
    <style:style style:name="HTML-wstępniesformatowany" style:display-name="HTML - wstępnie sformatowany" style:family="paragraph" style:parent-style-name="Normalny">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cp" style:display-name="cp" style:family="text" style:parent-style-name="Domyślnaczcionkaakapitu"/>
    <style:style style:name="kt" style:display-name="kt" style:family="text" style:parent-style-name="Domyślnaczcionkaakapitu"/>
    <style:style style:name="n" style:display-name="n" style:family="text" style:parent-style-name="Domyślnaczcionkaakapitu"/>
    <style:style style:name="p" style:display-name="p" style:family="text" style:parent-style-name="Domyślnaczcionkaakapitu"/>
    <style:style style:name="mi" style:display-name="mi" style:family="text" style:parent-style-name="Domyślnaczcionkaakapitu"/>
    <style:style style:name="k" style:display-name="k" style:family="text" style:parent-style-name="Domyślnaczcionkaakapitu"/>
    <style:style style:name="o" style:display-name="o" style:family="text" style:parent-style-name="Domyślnaczcionkaakapitu"/>
    <style:style style:name="s" style:display-name="s" style:family="text" style:parent-style-name="Domyślnaczcionkaakapitu"/>
    <style:style style:name="se" style:display-name="se" style:family="text" style:parent-style-name="Domyślnaczcionkaakapitu"/>
    <style:style style:name="nb" style:display-name="nb"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Wingdings" fo:font-size="10pt" style:font-size-asian="10pt"/>
    </style:style>
    <style:style style:name="WW_CharLFO3LVL2" style:family="text">
      <style:text-properties style:font-name="Wingdings"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
        <style:list-level-properties text:space-before="0.75in" text:min-label-width="0.25in"/>
        <style:text-properties style:font-name="Wingdings"/>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amil</meta:initial-creator>
    <dc:creator>Kamil</dc:creator>
    <meta:creation-date>2015-10-28T21:59:00Z</meta:creation-date>
    <dc:date>2015-10-28T21:59:00Z</dc:date>
    <meta:template xlink:href="Normal.dotm" xlink:type="simple"/>
    <meta:editing-cycles>2</meta:editing-cycles>
    <meta:editing-duration>PT0S</meta:editing-duration>
    <meta:document-statistic meta:page-count="3" meta:paragraph-count="11" meta:word-count="826" meta:character-count="5772" meta:row-count="41" meta:non-whitespace-character-count="4957"/>
  </office:meta>
</office:document-meta>
</file>